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g 4, 2021</text:p>
      <text:p text:style-name="Standard"/>
      <text:p text:style-name="Standard">Fraser Valley PPC EDA</text:p>
      <text:p text:style-name="Standard">Website Content for Candidates</text:p>
      <text:p text:style-name="Standard"/>
      <text:p text:style-name="Standard">Please find on the following pages the website text content for ONE candidate.</text:p>
      <text:p text:style-name="Standard"/>
      <text:p text:style-name="Standard">Following is ONE candidate's text submission for content ordered on one page where possible with explanations with clear headers and subheaders to identify what goes where.</text:p>
      <text:p text:style-name="Standard"/>
      <text:p text:style-name="Standard">We have printed material at the printes now. The website must be 100% operational before Saturday.</text:p>
      <text:p text:style-name="Standard">We are under the gun now. </text:p>
      <text:p text:style-name="Standard"/>
      <text:p text:style-name="Standard">If you have any questions at all call my cell (236) 986-1337 DAY or NIGHT.</text:p>
      <text:p text:style-name="Standard"/>
      <text:p text:style-name="Standard">Partial Web Site Map</text:p>
      <text:p text:style-name="Standard"/>
      <text:p text:style-name="Standard">Landing page</text:p>
      <text:p text:style-name="Standard"><text:tab/>Candidates page</text:p>
      <text:p text:style-name="Standard"><text:tab/><text:tab/>Kevin profile page</text:p>
      <text:p text:style-name="Standard"><text:tab/><text:tab/><text:tab/>Kevin Issue/Solution 1 page</text:p>
      <text:p text:style-name="Standard"><text:tab/><text:tab/><text:tab/>Kevin Issue/Solution 2 page</text:p>
      <text:p text:style-name="Standard"><text:tab/><text:tab/><text:tab/>Kevin Issue/Solution 3 page</text:p>
      <text:p text:style-name="Standard"><text:tab/><text:tab/>Tyler profile page</text:p>
      <text:p text:style-name="Standard"><text:tab/><text:tab/><text:tab/>Tyler Issue/Solution 1 page</text:p>
      <text:p text:style-name="Standard"><text:tab/><text:tab/><text:tab/>Tyler Issue/Solution 2 page</text:p>
      <text:p text:style-name="Standard"><text:tab/><text:tab/><text:tab/>Tyler Issue/Solution 3 page</text:p>
      <text:p text:style-name="Standard"><text:tab/><text:tab/>Rob profile page</text:p>
      <text:p text:style-name="Standard"><text:tab/><text:tab/><text:tab/>Rob Issue/Solution 1 page</text:p>
      <text:p text:style-name="Standard"><text:tab/><text:tab/><text:tab/>Rob Issue/Solution 2 page</text:p>
      <text:p text:style-name="Standard"><text:tab/><text:tab/><text:tab/>Rob Issue/Solution 3 page</text:p>
      <text:p text:style-name="P1">Rob Bogunovic, Candidate for Chilliwack-Hope</text:p>
      <text:p text:style-name="Standard"/>
      <text:p text:style-name="Standard">/// content of robbogunovic_profile.html ///</text:p>
      <text:p text:style-name="Standard"/>
      <text:p text:style-name="Standard">Profile</text:p>
      <text:p text:style-name="Standard"/>
      <text:p text:style-name="Standard">/// content of scrolling container _Profile ///</text:p>
      <text:p text:style-name="Standard"/>
      <text:p text:style-name="Standard">I paid my way through college and university by working as a stock clerk at Save-On-Foods. I earned my Bachelor of Arts degree from the University College of the Fraser Valley, and went to UBC to get my Bachelors of Education, graduating in 1998. I later earned my Masters of Education from City University.</text:p>
      <text:p text:style-name="Standard"/>
      <text:p text:style-name="Standard">During these years I was baptized, and in 2000 I began attending Glad Tidings Fellowship where I became a Deacon. I was one of the coordinators for Love Chilliwack, connecting churches in a co-operative effort to serve our city. Beginning in 2009, I dedicated Friday nights to volunteering at Ruth and Naomi’s missions. I later shifted to supporting Cyrus Centre, a new ministry, serving as a neighborhood ambassador for two years.</text:p>
      <text:p text:style-name="Standard"/>
      <text:p text:style-name="Standard">More recently I have sponsored and funded the CSS Breakfast Program in the school where I work, supplying breakfast to youth who show up hungry. This program runs with the cooperation of the Aboriginal support team at Chilliwack Secondary School, and it is open to all students. I have also sponsored a number of student clubs at CSS, including CSU (Christian Students United – formerly known as Soul Tattoo), the Diversity Alliance (pro-inclusion/anti-bullying), and the Games Club.</text:p>
      <text:p text:style-name="P1">Issues / Solutions (static teaser container)</text:p>
      <text:p text:style-name="Standard"/>
      <text:p text:style-name="Standard">/// content of scrolling container _IssuesSolutionsTeaser ///</text:p>
      <text:p text:style-name="Standard"/>
      <text:p text:style-name="Standard">* Issue: Housing Availability and Affordability</text:p>
      <text:p text:style-name="Standard"><text:s text:c="3"/>Solution: This issue cannot be fixed on the supply side only. [More&amp;#8230;]</text:p>
      <text:p text:style-name="Standard"/>
      <text:p text:style-name="Standard">/// links to robbogunovic_solutions_1.html ///</text:p>
      <text:p text:style-name="Standard"/>
      <text:p text:style-name="Standard"/>
      <text:p text:style-name="Standard">* Issue: Poverty and Crime </text:p>
      <text:p text:style-name="Standard"><text:s text:c="3"/>Solution: The PPC will fight to reduce federal taxes while securing [More&amp;#8230;]</text:p>
      <text:p text:style-name="Standard"/>
      <text:p text:style-name="Standard">/// links to robbogunovic_solutions_2.html /// </text:p>
      <text:p text:style-name="Standard"/>
      <text:p text:style-name="Standard"/>
      <text:p text:style-name="Standard">* Issue: Growing Totalitarianism and the Suppression of our Charter Rights</text:p>
      <text:p text:style-name="Standard"><text:s text:c="3"/>Solution: The PPC will champion our Charter rights, and fight against draconian [More&amp;#8230;]</text:p>
      <text:p text:style-name="Standard"/>
      <text:p text:style-name="Standard">/// links to robbogunovic_solutions_3.html ///</text:p>
      <text:p text:style-name="P1">Issues &amp; Solutions page 1</text:p>
      <text:p text:style-name="Standard">(robbogunovic_solutions_1.html)</text:p>
      <text:p text:style-name="Standard"/>
      <text:p text:style-name="Standard">/// Issue 1 text populates _Issue_1 scrolling container ///</text:p>
      <text:p text:style-name="Standard"/>
      <text:p text:style-name="Standard">Housing Availability and Affordability</text:p>
      <text:p text:style-name="Standard"/>
      <text:p text:style-name="Standard">Soaring costs have been a real challenge in the Fraser Valley. Many are being priced out of the market, and rents are rising beyond their means.</text:p>
      <text:p text:style-name="Standard"/>
      <text:p text:style-name="Standard">/// Solution 1 text populates _Solution_1 scrolling container ///</text:p>
      <text:p text:style-name="Standard"/>
      <text:p text:style-name="Standard">Address the Issue Beyond the Supply Side</text:p>
      <text:p text:style-name="Standard"/>
      <text:p text:style-name="Standard">This issue cannot be fixed on the supply side only. British Columbia is already producing housing units near to maximum capacity. We must bring down demand by reducing immigration to 1990s levels. </text:p>
      <text:p text:style-name="Standard"/>
      <text:p text:style-name="Standard">We will also transfer tax points to the provinces, so provinces have the resources to address issues like housing. Solutions will require the support of community leaders, so let’s give the communities what they need - and get out of their way.</text:p>
      <text:p text:style-name="P1">Issues &amp; Solutions page 2</text:p>
      <text:p text:style-name="Standard">(robbogunovic_solutions_2.html)</text:p>
      <text:p text:style-name="Standard"/>
      <text:p text:style-name="Standard">/// Issue 2 text populates _Issue_2 scrolling container ///</text:p>
      <text:p text:style-name="Standard"/>
      <text:p text:style-name="Standard">Poverty and Crime</text:p>
      <text:p text:style-name="Standard"/>
      <text:p text:style-name="Standard">Adam Smith said the essential elements to creating prosperity are “peace, easy taxes, and a tolerable administration of justice”. Canada is failing regarding these last two elements. </text:p>
      <text:p text:style-name="Standard"/>
      <text:p text:style-name="Standard">/// Solution 2 text populates _Solution_2 scrolling container ///</text:p>
      <text:p text:style-name="Standard"/>
      <text:p text:style-name="Standard">Reduce Tax Burdens and Reform Broken Systems</text:p>
      <text:p text:style-name="Standard"/>
      <text:p text:style-name="Standard">The PPC will fight to reduce federal taxes while securing property rights and enabling individuals to secure the fruits of their own labor. We must reform the courts and the criminal code, reducing complexities and absurdities.</text:p>
      <text:p text:style-name="Standard"/>
      <text:p text:style-name="Standard">The PPC will work to support and empower law enforcement through enhanced training, incentives, and reforms. Securing a tolerable administration of justice should be the highest priority in government spending.</text:p>
      <text:p text:style-name="Standard"/>
      <text:p text:style-name="Standard"/>
      <text:p text:style-name="P1">Issues &amp; Solutions page 3</text:p>
      <text:p text:style-name="Standard">(robbogunovic_solutions_3.html)</text:p>
      <text:p text:style-name="Standard"/>
      <text:p text:style-name="Standard">/// Issue 3 text populates _Issue_3 scrolling container ///</text:p>
      <text:p text:style-name="Standard"/>
      <text:p text:style-name="Standard">Growing Totalitarianism and the Suppression of our Charter Rights</text:p>
      <text:p text:style-name="Standard"/>
      <text:p text:style-name="Standard">Courts, tribunals, law enforcement officers and human rights commissioners have all become too invested in policing Canadians on issues that ought not to concern governmental authorities or the criminal code. Ideologues within the other parties have been working to expand government censorship and are encouraging lawfare against ordinary citizens who happen to hold contrarian opinions.</text:p>
      <text:p text:style-name="Standard"/>
      <text:p text:style-name="Standard">/// Solution 3 text populates _Solution_3 scrolling container ///</text:p>
      <text:p text:style-name="Standard"/>
      <text:p text:style-name="Standard">Champion Our Charter Rights</text:p>
      <text:p text:style-name="Standard"/>
      <text:p text:style-name="Standard">The PPC will champion our Charter rights, fight against draconian expansions of government control and the abuse of government power and oppose political correctness. We will not run away form controversies or bow down to media bullying or give credence to their numerous 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Knight</meta:initial-creator>
    <meta:creation-date>2021-08-04T18:23:13.33</meta:creation-date>
    <dc:date>2021-08-24T23:11:20.82</dc:date>
    <dc:creator>Timothy Knight</dc:creator>
    <meta:editing-duration>PT2H47M52S</meta:editing-duration>
    <meta:editing-cycles>38</meta:editing-cycles>
    <meta:generator>OpenOffice/4.1.7$Win32 OpenOffice.org_project/417m1$Build-9800</meta:generator>
    <meta:document-statistic meta:table-count="0" meta:image-count="0" meta:object-count="0" meta:page-count="6" meta:paragraph-count="67" meta:word-count="845" meta:character-count="5534"/>
  </office:meta>
</office:document-meta>
</file>